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09f521" officeooo:paragraph-rsid="0009f521" style:font-size-asian="11pt" style:font-size-complex="11pt"/>
    </style:style>
    <style:style style:name="P2" style:family="paragraph" style:parent-style-name="Standard">
      <style:text-properties style:font-name="Calibri" fo:font-size="11pt" officeooo:rsid="0009f521" officeooo:paragraph-rsid="000af377" style:font-size-asian="11pt" style:font-size-complex="11pt"/>
    </style:style>
    <style:style style:name="P3" style:family="paragraph" style:parent-style-name="Standard">
      <style:text-properties style:font-name="Calibri" fo:font-size="11pt" officeooo:rsid="000af377" officeooo:paragraph-rsid="000af377" style:font-size-asian="11pt" style:font-size-complex="11pt"/>
    </style:style>
    <style:style style:name="P4" style:family="paragraph" style:parent-style-name="Standard">
      <style:text-properties style:font-name="Calibri" fo:font-size="11pt" officeooo:rsid="000af377" officeooo:paragraph-rsid="000c33c3" style:font-size-asian="11pt" style:font-size-complex="11pt"/>
    </style:style>
    <style:style style:name="P5" style:family="paragraph" style:parent-style-name="Standard">
      <style:text-properties style:font-name="Calibri" fo:font-size="11pt" officeooo:rsid="000c33c3" officeooo:paragraph-rsid="000c33c3" style:font-size-asian="11pt" style:font-size-complex="11pt"/>
    </style:style>
    <style:style style:name="P6" style:family="paragraph" style:parent-style-name="Standard">
      <style:text-properties style:font-name="Calibri" fo:font-size="11pt" officeooo:rsid="000da11e" officeooo:paragraph-rsid="000da11e" style:font-size-asian="11pt" style:font-size-complex="11pt"/>
    </style:style>
    <style:style style:name="P7" style:family="paragraph" style:parent-style-name="Standard">
      <style:text-properties style:font-name="Calibri" fo:font-size="12pt" fo:font-weight="bold" officeooo:rsid="0009f521" officeooo:paragraph-rsid="0009f521" style:font-size-asian="12pt" style:font-weight-asian="bold" style:font-size-complex="12pt" style:font-weight-complex="bold"/>
    </style:style>
    <style:style style:name="P8" style:family="paragraph" style:parent-style-name="Standard">
      <style:text-properties style:font-name="Calibri" fo:font-size="11pt" officeooo:rsid="000f6acb" officeooo:paragraph-rsid="000f6acb" style:font-size-asian="11pt" style:font-size-complex="11pt"/>
    </style:style>
    <style:style style:name="P9" style:family="paragraph" style:parent-style-name="Standard">
      <style:text-properties style:font-name="Calibri" fo:font-size="11pt" officeooo:rsid="0011ffa1" officeooo:paragraph-rsid="0011ffa1" style:font-size-asian="11pt" style:font-size-complex="11pt"/>
    </style:style>
    <style:style style:name="T1" style:family="text">
      <style:text-properties officeooo:rsid="000af377"/>
    </style:style>
    <style:style style:name="T2" style:family="text">
      <style:text-properties officeooo:rsid="000c33c3"/>
    </style:style>
    <style:style style:name="T3" style:family="text">
      <style:text-properties officeooo:rsid="000da11e"/>
    </style:style>
    <style:style style:name="T4" style:family="text">
      <style:text-properties officeooo:rsid="000e3a24"/>
    </style:style>
    <style:style style:name="T5" style:family="text">
      <style:text-properties officeooo:rsid="0010d32b"/>
    </style:style>
    <style:style style:name="T6" style:family="text">
      <style:text-properties fo:font-size="11pt" style:font-size-asian="11pt" style:font-size-complex="11pt"/>
    </style:style>
    <style:style style:name="T7" style:family="text">
      <style:text-properties officeooo:rsid="0011ff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formation für Mitglieder des Kyudo Vereins Silbersee Dojo Hasbergen e.V.</text:p>
      <text:p text:style-name="P7">gemäß Art. 13 und 14 <text:span text:style-name="T4">Datenschutzgrundverordnung (DSGVO)</text:span></text:p>
      <text:p text:style-name="P1"/>
      <text:p text:style-name="P1"/>
      <text:p text:style-name="P1">Der Kyudo Verein Silbersee Dojo Hasbergen e.V. verarbeitet die personenbezogenen Daten seiner Mitglieder zur Durchführung des Mitgliedschaftsverhältnisses, z.B. Einladung zu Versammlungen, Organisation des Sportbetriebs etc. <text:span text:style-name="T3">Die personenbezogenen Daten werden grundsätzlich im Rahmen des Erwerbs der Mitgliedschaft erhoben.</text:span></text:p>
      <text:p text:style-name="P1">Ferner werden personenbezogene Daten zur Teilnahme am Wettkampfbetrieb und der Lehrgangswesens des Sektion Kyudo im NJV und des DkyuB weitergeleitet.</text:p>
      <text:p text:style-name="P1"/>
      <text:p text:style-name="P2">Die Verarbeitung der personenbezogenen Daten erfolgt in der Regel aufgrun<text:span text:style-name="T1">d der Erforderlichkeit zur Erfüllung eines Vertrags ( = Mitgliedschaft im Verein) gemäß Art 6 Abs. 1 lit. b) DSGVO. </text:span></text:p>
      <text:p text:style-name="P3">Werden personenbezogene Daten erhoben, ohne dass die Verarbeitung zur Erfüllung des Vertrags erforderlich ist, so erfolgt die Verarbeitung aufgrund einer Einwilligung nach Art. 6 Abs <text:s/>lit. a) i.V.m. Art. 7 DSGVO.</text:p>
      <text:p text:style-name="P3"/>
      <text:p text:style-name="P3">Personenbezogene Daten der Mitglieder, die am Wettkampfbetrieb und Lehrgangswesen der Sekt. Kyudo im NJV und im DkyuB teilnehmen, werden zur Teilnahmeberechtigung oder zum Erwerb einer Graduierung weitergegeben.</text:p>
      <text:p text:style-name="P3"/>
      <text:p text:style-name="P3">Die personenbezogenen Daten werden für die Dauer der Mitgliedschaft gespeichert. Mit Beendigung der Mitgliedschaft werden die Datenkategorien gemäß den gesetzlichen Aufbewahrungsfristen weitere 10 Jahre vorgehalten und dann gelöscht. In der <text:span text:style-name="T4">Z</text:span>eit zwischen Beendigung der Mitgliedschaft und der Löschung wird die Verarbeitung dieser Daten eingeschränkt.</text:p>
      <text:p text:style-name="P5"/>
      <text:p text:style-name="P4">Bestimmte Datenkategorien werden zum Zweck de Vereinschronik im Vereinsarchiv gespeichert. Hierbei handelt es sich um die Kategorien Vorname, Nachname, <text:span text:style-name="T2">Graduierung, Funktion im Verein, sportliche Erfolge oder Ereignisse, an denen die betroffene Person mitgewirkt hat. Der Speicherung liegt ein berechtigtes Interesse des Vereins an der zeitgeschichtlichen Dokumentation von sportlichen Ereignissen und Erfolgen zugrunde.</text:span></text:p>
      <text:p text:style-name="P4"/>
      <text:p text:style-name="P5">Alle Daten der übrigen Kategorien (z.B. Anschrift, Kontaktdaten) werden mit Beendigung der Mitgliedschaft gelöscht. </text:p>
      <text:p text:style-name="P5"/>
      <text:p text:style-name="P6">Nach der DSGVO stehen den betroffenen Personen folgende Rechte zu:</text:p>
      <text:p text:style-name="P6">- das Recht auf Auskunft nach Art. 15</text:p>
      <text:p text:style-name="P6">- das Recht auf Berichtigung nach Art. 16</text:p>
      <text:p text:style-name="P6">- das <text:span text:style-name="T4">R</text:span>echt auf Löschung nach Art. 17</text:p>
      <text:p text:style-name="P6">- das Recht auf Einschränkung der Verarbeitung nach Art. 18</text:p>
      <text:p text:style-name="P6">- das Recht auf Datenübertragbarkeit nach Art. 20</text:p>
      <text:p text:style-name="P6">- das Widerspruchsrecht nach Art. 21</text:p>
      <text:p text:style-name="P6">- das Recht auf Beschwerde bei einer Aufsichtsbehörde nach Art. 77</text:p>
      <text:p text:style-name="P6">- das Recht, eine erteilte Einwilligung jederzeit widerrufen zu können, ohne dass die Rechtmäßigkeit der aufgrund der Einwilligung bis zum Widerruf erfolgten Verarbeitung hierdurch berührt wird.</text:p>
      <text:p text:style-name="P6"/>
      <text:p text:style-name="P6"/>
      <text:p text:style-name="P8">Die Verantwortung für die datenschutzrechtliche Verarbeitung <text:span text:style-name="T5">Deiner</text:span> Daten obliegt dem Kyudoverein Silbersee Dojo Hasbergen e.V. <text:span text:style-name="T7">in Gestalt des /der 1. Vorsitzenden. </text:span><text:s/><text:a xlink:type="simple" xlink:href="mailto:vorstand@kyudo-hasbergen.de" text:style-name="Internet_20_link" text:visited-style-name="Visited_20_Internet_20_Link">vorstand@kyudo-hasbergen.de</text:a> </text:p>
      <text:p text:style-name="P9"><text:a xlink:type="simple" xlink:href="http://www.kyudo-hasbergen.de/" text:style-name="Internet_20_link" text:visited-style-name="Visited_20_Internet_20_Link">www.kyudo-hasbergen.de</text:a> → Vorstand</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5-16T18:45:20.308000000</meta:creation-date>
    <dc:date>2021-02-05T15:45:32.298000000</dc:date>
    <meta:editing-duration>PT2H35M43S</meta:editing-duration>
    <meta:editing-cycles>5</meta:editing-cycles>
    <meta:generator>LibreOffice/7.0.4.2$Windows_X86_64 LibreOffice_project/dcf040e67528d9187c66b2379df5ea4407429775</meta:generator>
    <meta:document-statistic meta:table-count="0" meta:image-count="0" meta:object-count="0" meta:page-count="1" meta:paragraph-count="21" meta:word-count="391" meta:character-count="2912" meta:non-whitespace-character-count="2537"/>
  </office:meta>
</office:document-meta>
</file>